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87.47mm"/>
    </style:style>
    <style:style style:name="co3" style:family="table-column">
      <style:table-column-properties fo:break-before="auto" style:column-width="69.39mm"/>
    </style:style>
    <style:style style:name="co4" style:family="table-column">
      <style:table-column-properties fo:break-before="auto" style:column-width="63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3.4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5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3.79mm" fo:break-before="auto" style:use-optimal-row-height="false"/>
    </style:style>
    <style:style style:name="ro7" style:family="table-row">
      <style:table-row-properties style:row-height="6.76mm" fo:break-before="auto" style:use-optimal-row-height="true"/>
    </style:style>
    <style:style style:name="ro8" style:family="table-row">
      <style:table-row-properties style:row-height="7.06mm" fo:break-before="auto" style:use-optimal-row-height="true"/>
    </style:style>
    <style:style style:name="ro9" style:family="table-row">
      <style:table-row-properties style:row-height="3.49mm" fo:break-before="page" style:use-optimal-row-height="false"/>
    </style:style>
    <style:style style:name="ro10" style:family="table-row">
      <style:table-row-properties style:row-height="10.25mm" fo:break-before="auto" style:use-optimal-row-height="true"/>
    </style:style>
    <style:style style:name="ro11" style:family="table-row">
      <style:table-row-properties style:row-height="29.39mm" fo:break-before="auto" style:use-optimal-row-height="true"/>
    </style:style>
    <style:style style:name="ro12" style:family="table-row">
      <style:table-row-properties style:row-height="3.21mm" fo:break-before="auto" style:use-optimal-row-height="false"/>
    </style:style>
    <style:style style:name="ro13" style:family="table-row">
      <style:table-row-properties style:row-height="12.56mm" fo:break-before="auto" style:use-optimal-row-height="false"/>
    </style:style>
    <style:style style:name="ro14" style:family="table-row">
      <style:table-row-properties style:row-height="4.07mm" fo:break-before="auto" style:use-optimal-row-height="false"/>
    </style:style>
    <style:style style:name="ro15" style:family="table-row">
      <style:table-row-properties style:row-height="13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loc1-Haut">
      <style:table-cell-properties fo:border-bottom="none" fo:wrap-option="wrap" fo:border-left="2.01pt solid #99ccff" fo:border-right="none" fo:border-top="2.01pt solid #99ccff" style:vertical-align="middle"/>
    </style:style>
    <style:style style:name="ce2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3" style:family="table-cell" style:parent-style-name="EnteteDeLigne">
      <style:table-cell-properties fo:border-bottom="none" fo:background-color="#cfe7f5" fo:wrap-option="wrap" fo:border-left="2.01pt solid #99ccff" fo:border-right="none" fo:border-top="none" style:vertical-align="middle"/>
    </style:style>
    <style:style style:name="ce4" style:family="table-cell" style:parent-style-name="Bloc1-Haut">
      <style:table-cell-properties fo:border-bottom="2.01pt solid #99ccff" fo:wrap-option="wrap" fo:border-left="2.01pt solid #99ccff" fo:border-right="none" fo:border-top="none" style:vertical-align="middle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EnteteDeLigne">
      <style:table-cell-properties fo:border-bottom="none" fo:background-color="#cfe7f5" fo:wrap-option="wrap" fo:border-left="2.01pt solid #99ccff" style:direction="ltr" fo:border-right="none" fo:border-top="none" style:vertical-align="middle"/>
    </style:style>
    <style:style style:name="ce7" style:family="table-cell" style:parent-style-name="EnteteDeColonne">
      <style:table-cell-properties fo:border-bottom="none" fo:background-color="#cfe7f5" fo:wrap-option="wrap" fo:border-left="2.01pt solid #99ccff" fo:border-right="none" fo:border-top="2.01pt solid #99ccff" style:vertical-align="middle"/>
    </style:style>
    <style:style style:name="ce8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</style:style>
    <style:style style:name="ce9" style:family="table-cell" style:parent-style-name="EnteteDeColonn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0" style:family="table-cell" style:parent-style-name="Code">
      <style:table-cell-properties fo:border-bottom="none" fo:background-color="#cfe7f5" fo:wrap-option="wrap" fo:border-left="2.01pt solid #99ccff" fo:border-right="none" fo:border-top="none" style:vertical-align="middle"/>
      <style:text-properties fo:font-size="7pt" style:font-size-asian="7pt" style:font-size-complex="7pt"/>
    </style:style>
    <style:style style:name="ce11" style:family="table-cell" style:parent-style-name="Bloc1-Haut">
      <style:table-cell-properties fo:border-bottom="none" fo:wrap-option="wrap" fo:border-left="none" fo:border-right="none" fo:border-top="2.01pt solid #99ccff" style:vertical-align="middle"/>
    </style:style>
    <style:style style:name="ce12" style:family="table-cell" style:parent-style-name="EnteteDeColonne">
      <style:table-cell-properties fo:background-color="#cfe7f5" fo:wrap-option="wrap" style:vertical-align="middle"/>
    </style:style>
    <style:style style:name="ce13" style:family="table-cell" style:parent-style-name="Code">
      <style:table-cell-properties fo:background-color="#cfe7f5" fo:wrap-option="wrap" style:vertical-align="middle"/>
      <style:text-properties style:font-size-asian="9pt" style:font-size-complex="9pt"/>
    </style:style>
    <style:style style:name="ce14" style:family="table-cell" style:parent-style-name="Bloc1-Haut">
      <style:table-cell-properties fo:border-bottom="2.01pt solid #99ccff" fo:wrap-option="wrap" fo:border-left="none" fo:border-right="none" fo:border-top="none" style:vertical-align="middle"/>
      <style:text-properties style:font-size-asian="9pt" style:font-size-complex="9pt"/>
    </style:style>
    <style:style style:name="ce15" style:family="table-cell" style:parent-style-name="Code">
      <style:table-cell-properties fo:wrap-option="wrap" style:vertical-align="middle"/>
    </style:style>
    <style:style style:name="ce16" style:family="table-cell" style:parent-style-name="EnteteDeColonne">
      <style:table-cell-properties fo:border-bottom="none" fo:background-color="#cfe7f5" fo:wrap-option="wrap" fo:border-left="none" fo:border-right="none" fo:border-top="2.01pt solid #99ccff" style:vertical-align="middle"/>
    </style:style>
    <style:style style:name="ce17" style:family="table-cell" style:parent-style-name="Cod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18" style:family="table-cell" style:parent-style-name="Bloc1-Haut">
      <style:table-cell-properties fo:border-bottom="2.01pt solid #99ccff" fo:wrap-option="wrap" fo:border-left="none" fo:border-right="none" fo:border-top="none" style:vertical-align="middle"/>
    </style:style>
    <style:style style:name="ce19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0" style:family="table-cell" style:parent-style-name="Bloc1-Haut">
      <style:table-cell-properties fo:border-bottom="none" fo:wrap-option="wrap" fo:border-left="none" fo:border-right="none" fo:border-top="2.01pt solid #99ccff" style:vertical-align="middle"/>
      <style:text-properties style:font-size-asian="9pt" style:font-size-complex="9pt"/>
    </style:style>
    <style:style style:name="ce21" style:family="table-cell" style:parent-style-name="EnteteDeColonne">
      <style:table-cell-properties fo:background-color="#cfe7f5" fo:wrap-option="wrap" style:vertical-align="middle"/>
      <style:text-properties style:font-size-asian="9pt" style:font-size-complex="9pt"/>
    </style:style>
    <style:style style:name="ce22" style:family="table-cell" style:parent-style-name="Code">
      <style:table-cell-properties fo:background-color="#cfe7f5" fo:wrap-option="wrap" fo:border="none" style:vertical-align="middle"/>
    </style:style>
    <style:style style:name="ce23" style:family="table-cell" style:parent-style-name="Code">
      <style:table-cell-properties fo:background-color="#cfe7f5" fo:wrap-option="wrap" style:vertical-align="middle"/>
    </style:style>
    <style:style style:name="ce24" style:family="table-cell" style:parent-style-name="Bloc1-Haut">
      <style:table-cell-properties fo:border-bottom="none" style:text-align-source="fix" style:repeat-content="false" fo:border-left="none" fo:border-right="none" fo:border-top="2.01pt solid #99ccff"/>
      <style:paragraph-properties fo:text-align="start" fo:margin-left="0mm"/>
    </style:style>
    <style:style style:name="ce25" style:family="table-cell" style:parent-style-name="EnteteDeColonne">
      <style:table-cell-properties fo:background-color="#cfe7f5" fo:wrap-option="wrap" style:vertical-align="middle"/>
      <style:text-properties fo:font-size="7pt" style:font-size-asian="7pt" style:font-size-complex="7pt"/>
    </style:style>
    <style:style style:name="ce26" style:family="table-cell" style:parent-style-name="Code">
      <style:table-cell-properties fo:background-color="#cfe7f5" fo:wrap-option="wrap" style:vertical-align="middle"/>
      <style:text-properties fo:font-size="7pt" style:font-name-asian="SimSun" style:font-size-asian="7pt" style:font-name-complex="Lucida Sans" style:font-size-complex="7pt"/>
    </style:style>
    <style:style style:name="ce27" style:family="table-cell" style:parent-style-name="Code">
      <style:table-cell-properties fo:background-color="#cfe7f5" fo:wrap-option="wrap" style:vertical-align="middle"/>
      <style:text-properties fo:color="#000000" style:font-name=".SF NS Text" fo:font-size="6.69999980926514pt" fo:language="none" fo:country="none" style:font-name-asian=".SF NS Text" style:font-size-asian="6.69999980926514pt" style:language-asian="none" style:country-asian="none" style:font-name-complex=".SF NS Text" style:font-size-complex="6.69999980926514pt" style:language-complex="none" style:country-complex="none"/>
    </style:style>
    <style:style style:name="ce28" style:family="table-cell" style:parent-style-name="Code">
      <style:table-cell-properties fo:background-color="#cfe7f5"/>
      <style:text-properties style:font-size-asian="9pt" style:font-size-complex="9pt"/>
    </style:style>
    <style:style style:name="ce29" style:family="table-cell" style:parent-style-name="Code">
      <style:table-cell-properties fo:background-color="#cfe7f5" fo:wrap-option="wrap" style:vertical-align="middle"/>
      <style:text-properties style:font-name="Courier New" fo:font-size="7pt" style:font-name-asian="SimSun" style:font-size-asian="7pt" style:font-name-complex="Lucida Sans" style:font-size-complex="7pt"/>
    </style:style>
    <style:style style:name="ce30" style:family="table-cell" style:parent-style-name="Code">
      <style:table-cell-properties fo:background-color="#cfe7f5" fo:wrap-option="wrap" style:vertical-align="top"/>
    </style:style>
    <style:style style:name="ce31" style:family="table-cell" style:parent-style-name="Bloc1-Haut">
      <style:table-cell-properties fo:border-bottom="none" style:text-align-source="fix" style:repeat-content="false" fo:wrap-option="wrap" fo:border-left="none" fo:border-right="none" fo:border-top="2.01pt solid #99ccff" style:vertical-align="middle"/>
      <style:paragraph-properties fo:text-align="start" fo:margin-left="0mm"/>
    </style:style>
    <style:style style:name="ce32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</style:style>
    <style:style style:name="ce33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</style:style>
    <style:style style:name="ce34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</style:style>
    <style:style style:name="ce35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6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</style:style>
    <style:style style:name="ce37" style:family="table-cell" style:parent-style-name="EnteteDeColonne">
      <style:table-cell-properties fo:border-bottom="none" fo:background-color="#cfe7f5" fo:wrap-option="wrap" fo:border-left="none" fo:border-right="2.01pt solid #99ccff" fo:border-top="2.01pt solid #99ccff" style:vertical-align="middle"/>
    </style:style>
    <style:style style:name="ce38" style:family="table-cell" style:parent-style-name="Default">
      <style:table-cell-properties fo:border-bottom="none" fo:background-color="#cfe7f5" fo:wrap-option="wrap" fo:border-left="none" fo:border-right="2.01pt solid #99ccff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39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0" style:family="table-cell" style:parent-style-name="Bloc1-Haut">
      <style:table-cell-properties fo:border-bottom="2.01pt solid #99ccff" fo:wrap-option="wrap" fo:border-left="none" fo:border-right="2.01pt solid #99ccff" fo:border-top="none" style:vertical-align="middle"/>
      <style:text-properties style:font-size-asian="9pt" style:font-size-complex="9pt"/>
    </style:style>
    <style:style style:name="ce41" style:family="table-cell" style:parent-style-name="Bloc1-Haut">
      <style:table-cell-properties fo:border-bottom="none" fo:wrap-option="wrap" fo:border-left="none" fo:border-right="2.01pt solid #99ccff" fo:border-top="2.01pt solid #99ccff" style:vertical-align="middle"/>
      <style:text-properties style:font-size-asian="9pt" style:font-size-complex="9pt"/>
    </style:style>
    <style:style style:name="ce42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style:font-size-asian="9pt" style:font-size-complex="9pt"/>
    </style:style>
    <style:style style:name="ce43" style:family="table-cell" style:parent-style-name="Code">
      <style:table-cell-properties fo:border-bottom="none" fo:background-color="#cfe7f5" fo:wrap-option="wrap" fo:border-left="none" fo:border-right="2.01pt solid #99ccff" fo:border-top="none" style:vertical-align="middle"/>
      <style:text-properties style:font-name="Courier New" fo:font-size="7pt" style:font-name-asian="SimSun" style:font-size-asian="7pt" style:font-name-complex="Lucida Sans" style:font-size-complex="7pt"/>
    </style:style>
    <style:style style:name="ce44" style:family="table-cell" style:parent-style-name="Code">
      <style:table-cell-properties fo:border-bottom="none" fo:background-color="#cfe7f5" fo:wrap-option="wrap" fo:border-left="none" fo:border-right="2.01pt solid #99ccff" fo:border-top="none" style:vertical-align="top"/>
    </style:style>
    <style:style style:name="ce45" style:family="table-cell" style:parent-style-name="Default">
      <style:table-cell-properties fo:wrap-option="wrap" style:vertical-align="middle"/>
      <style:text-properties style:font-name="Liberation Sans" style:font-name-asian="SimSun" style:font-name-complex="Lucida Sans"/>
    </style:style>
    <style:style style:name="ce46" style:family="table-cell" style:parent-style-name="Bloc1-Haut">
      <style:table-cell-properties fo:border-bottom="none" style:text-align-source="fix" style:repeat-content="false" fo:wrap-option="wrap" fo:border-left="none" fo:border-right="2.01pt solid #99ccff" fo:border-top="2.01pt solid #99ccff" style:vertical-align="middle"/>
      <style:paragraph-properties fo:text-align="start" fo:margin-left="0mm"/>
      <style:text-properties style:font-size-asian="8pt" style:font-size-complex="8pt"/>
    </style:style>
    <style:style style:name="ce47" style:family="table-cell" style:parent-style-name="EnteteDeColonne">
      <style:table-cell-properties fo:border-bottom="none" fo:background-color="#cfe7f5" fo:wrap-option="wrap" fo:border-left="none" fo:border-right="2.01pt solid #99ccff" fo:border-top="none" style:vertical-align="middle"/>
      <style:text-properties fo:font-size="7pt" style:font-size-asian="7pt" style:font-size-complex="7pt"/>
    </style:style>
    <style:style style:name="ce48" style:family="table-cell" style:parent-style-name="Code">
      <style:table-cell-properties fo:border-bottom="none" fo:background-color="#cfe7f5" fo:border-left="none" fo:border-right="2.01pt solid #99ccff" fo:border-top="none"/>
      <style:text-properties style:font-name="Courier New1" fo:font-size="7pt" style:font-size-asian="7pt" style:font-size-complex="7pt"/>
    </style:style>
    <style:style style:name="ce49" style:family="table-cell" style:parent-style-name="Default">
      <style:table-cell-properties fo:wrap-option="wrap" style:vertical-align="middle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SimSun" style:font-name-complex="Lucida Sans"/>
    </style:style>
    <style:style style:name="T3" style:family="text">
      <style:text-properties style:font-name-asian="SimSun" style:font-name-complex="Lucida Sans" fo:font-weight="bold" style:font-weight-asian="bold" style:font-weight-complex="bold"/>
    </style:style>
    <style:style style:name="T4" style:family="text">
      <style:text-properties fo:font-weight="bold" style:font-weight-asian="bold" style:font-weight-complex="bold" fo:font-style="italic" style:font-style-asian="italic" style:font-style-complex="italic"/>
    </style:style>
    <style:style style:name="T5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6" style:family="text">
      <style:text-properties fo:font-weight="bold" style:font-name-asian="SimSun" style:font-name-complex="Lucida Sans" style:font-weight-asian="bold" style:font-weight-complex="bold"/>
    </style:style>
    <style:style style:name="T7" style:family="text">
      <style:text-properties fo:font-weight="bold" style:font-name-asian="SimSun" style:font-name-complex="Lucida Sans" style:font-weight-asian="bold" style:font-weight-complex="bold" fo:font-style="italic" style:font-style-asian="italic" style:font-style-complex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-asian="SimSun" style:font-name-complex="Lucida Sans" style:font-size-asian="10pt" style:font-size-complex="10pt"/>
    </style:style>
    <style:style style:name="T10" style:family="text">
      <style:text-properties style:font-name-asian="SimSun" style:font-name-complex="Lucida Sans" style:font-size-asian="10pt" style:font-size-complex="10pt" fo:font-weight="bold" style:font-weight-asian="bold" style:font-weight-complex="bold"/>
    </style:style>
    <style:style style:name="T11" style:family="text">
      <style:text-properties style:font-name="Courier New" style:font-name-asian="SimSun" style:font-name-complex="Lucida Sans"/>
    </style:style>
    <style:style style:name="T12" style:family="text">
      <style:text-properties style:font-name-asian="SimSun" style:font-name-complex="Lucida Sans" style:font-size-asian="7pt" style:font-size-complex="7pt"/>
    </style:style>
    <style:style style:name="T13" style:family="text">
      <style:text-properties style:font-name-asian="SimSun" style:font-name-complex="Lucida Sans" style:font-size-asian="7pt" style:font-size-complex="7pt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60" table:default-cell-style-name="ce5"/>
        <table:table-row table:style-name="ro1">
          <table:table-cell table:style-name="ce1" office:value-type="string" calcext:value-type="string">
            <text:p>Commandes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Version générique</text:p>
          </table:table-cell>
          <table:table-cell table:style-name="ce12" office:value-type="string" calcext:value-type="string">
            <text:p>Exemple / Alternative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Déplacement dans un répertoire</text:p>
          </table:table-cell>
          <table:table-cell table:style-name="ce13" office:value-type="string" calcext:value-type="string">
            <text:p>cd &lt;repertoire&gt;</text:p>
          </table:table-cell>
          <table:table-cell table:style-name="ce13" office:value-type="string" calcext:value-type="string">
            <text:p>cd Downloads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Lancer un programme</text:p>
          </table:table-cell>
          <table:table-cell table:style-name="ce13" office:value-type="string" calcext:value-type="string">
            <text:p>cosmos &lt;programme&gt;</text:p>
          </table:table-cell>
          <table:table-cell table:style-name="ce13" office:value-type="string" calcext:value-type="string">
            <text:p>cosmos HelloCosmos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Mode interactif</text:p>
          </table:table-cell>
          <table:table-cell table:style-name="ce13" office:value-type="string" calcext:value-type="string">
            <text:p>cosmos</text:p>
          </table:table-cell>
          <table:table-cell table:style-name="ce13" office:value-type="string" calcext:value-type="string">
            <text:p>./cosmos (MacOS, Linux)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ide</text:p>
          </table:table-cell>
          <table:table-cell table:style-name="ce13" office:value-type="string" calcext:value-type="string">
            <text:p>cosmos -h</text:p>
          </table:table-cell>
          <table:table-cell table:style-name="ce13" office:value-type="string" calcext:value-type="string">
            <text:p>cosmos –-help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Nouveau programme</text:p>
          </table:table-cell>
          <table:table-cell table:style-name="ce13" office:value-type="string" calcext:value-type="string">
            <text:p>cosmos -n &lt;programme&gt;</text:p>
          </table:table-cell>
          <table:table-cell table:style-name="ce13" office:value-type="string" calcext:value-type="string">
            <text:p>cosmos –-nouveau HelloCosmos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rrêter un programme bloqué</text:p>
          </table:table-cell>
          <table:table-cell table:style-name="ce13" office:value-type="string" calcext:value-type="string">
            <text:p>ctrl-c (touches du clavier)</text:p>
          </table:table-cell>
          <table:table-cell table:style-name="ce13"/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fficher la RAM</text:p>
          </table:table-cell>
          <table:table-cell table:style-name="ce13" office:value-type="string" calcext:value-type="string">
            <text:p>cosmos &lt;programme&gt; --ram</text:p>
          </table:table-cell>
          <table:table-cell table:style-name="ce13" office:value-type="string" calcext:value-type="string">
            <text:p>cosmos &lt;programme&gt; -r</text:p>
          </table:table-cell>
          <table:table-cell table:style-name="ce33"/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Affichage (OUTPUT)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5" office:value-type="string" calcext:value-type="string">
            <text:p>Options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Afficher du texte</text:p>
          </table:table-cell>
          <table:table-cell table:style-name="ce13" office:value-type="string" calcext:value-type="string">
            <text:p><text:span text:style-name="T1">Afficher</text:span> "Bonjour".</text:p>
          </table:table-cell>
          <table:table-cell table:style-name="ce13" office:value-type="string" calcext:value-type="string">
            <text:p><text:span text:style-name="T1">Afficher</text:span> "Retour à la ligne\n".</text:p>
          </table:table-cell>
          <table:table-cell table:style-name="ce36" office:value-type="string" calcext:value-type="string">
            <text:p>\n = retour à la ligne</text:p>
            <text:p>\t = tabulation</text:p>
          </table:table-cell>
          <table:table-cell table:number-columns-repeated="60"/>
        </table:table-row>
        <table:table-row table:style-name="ro5">
          <table:table-cell table:style-name="ce6" office:value-type="string" calcext:value-type="string">
            <text:p>Afficher le contenu d'une zone mémoire</text:p>
          </table:table-cell>
          <table:table-cell table:style-name="ce13" office:value-type="string" calcext:value-type="string">
            <text:p><text:span text:style-name="T1">Afficher</text:span> "#memoire".</text:p>
          </table:table-cell>
          <table:table-cell table:style-name="ce13"/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Affichage mixte</text:p>
          </table:table-cell>
          <table:table-cell table:style-name="ce13" office:value-type="string" calcext:value-type="string">
            <text:p><text:span text:style-name="T1">Afficher</text:span> "Bonjour #nom".</text:p>
          </table:table-cell>
          <table:table-cell table:style-name="ce13" office:value-type="string" calcext:value-type="string">
            <text:p><text:span text:style-name="T1">Afficher</text:span> "Bonjour #nom #prenom".</text:p>
          </table:table-cell>
          <table:table-cell table:style-name="ce33"/>
          <table:table-cell table:number-columns-repeated="60"/>
        </table:table-row>
        <table:table-row table:style-name="ro4">
          <table:table-cell table:style-name="ce3" office:value-type="string" calcext:value-type="string">
            <text:p>Définir la couleur</text:p>
          </table:table-cell>
          <table:table-cell table:style-name="ce13" office:value-type="string" calcext:value-type="string">
            <text:p><text:span text:style-name="T1">Choisir la couleur </text:span><text:span text:style-name="T4">rouge</text:span><text:span text:style-name="T1"> pour le texte</text:span>.</text:p>
          </table:table-cell>
          <table:table-cell table:style-name="ce13" office:value-type="string" calcext:value-type="string">
            <text:p><text:span text:style-name="T1">Choisir la couleur </text:span><text:span text:style-name="T4">vert foncé</text:span><text:span text:style-name="T1"> pour le fond</text:span>.</text:p>
          </table:table-cell>
          <table:table-cell table:style-name="ce36" office:value-type="string" calcext:value-type="string">
            <text:p>rouge, vert, bleu, blanc, noir, gris, &lt;couleur&gt; foncé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éplacer le curseur</text:p>
          </table:table-cell>
          <table:table-cell table:style-name="ce13" office:value-type="string" calcext:value-type="string">
            <text:p><text:span text:style-name="T1">Placer le curseur à la ligne </text:span><text:span text:style-name="T5">5</text:span>.</text:p>
          </table:table-cell>
          <table:table-cell table:style-name="ce13" office:value-type="string" calcext:value-type="string">
            <text:p><text:span text:style-name="T1">Placer le curseur à la colonne</text:span> 8.</text:p>
          </table:table-cell>
          <table:table-cell table:style-name="ce33"/>
          <table:table-cell table:number-columns-repeated="60"/>
        </table:table-row>
        <table:table-row table:style-name="ro2">
          <table:table-cell table:style-name="ce3" office:value-type="string" calcext:value-type="string">
            <text:p>Effacer l'écran</text:p>
          </table:table-cell>
          <table:table-cell table:style-name="ce13" office:value-type="string" calcext:value-type="string">
            <text:p><text:span text:style-name="T1">Effacer l'écran</text:span>.</text:p>
          </table:table-cell>
          <table:table-cell table:style-name="ce13"/>
          <table:table-cell table:style-name="ce33"/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34"/>
          <table:table-cell table:number-columns-repeated="60"/>
        </table:table-row>
        <table:table-row table:style-name="ro3">
          <table:table-cell/>
          <table:table-cell table:style-name="ce15" table:number-columns-repeated="2"/>
          <table:table-cell table:number-columns-repeated="61"/>
        </table:table-row>
        <table:table-row table:style-name="ro1">
          <table:table-cell table:style-name="ce1" office:value-type="string" calcext:value-type="string">
            <text:p>Saisie Utilisateur (INPUT)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7" office:value-type="string" calcext:value-type="string">
            <text:p>Particularités</text:p>
          </table:table-cell>
          <table:table-cell table:number-columns-repeated="60"/>
        </table:table-row>
        <table:table-row table:style-name="ro4">
          <table:table-cell table:style-name="ce3" office:value-type="string" calcext:value-type="string">
            <text:p>Récupérer une valeur</text:p>
          </table:table-cell>
          <table:table-cell table:style-name="ce13" office:value-type="string" calcext:value-type="string">
            <text:p><text:span text:style-name="T1">Récupérer la saisie et la stocker dans la zone mémoire nommée</text:span> #input.</text:p>
          </table:table-cell>
          <table:table-cell table:style-name="ce13" office:value-type="string" calcext:value-type="string">
            <text:p><text:span text:style-name="T1">Récupérer la saisie et la stocker dans</text:span> #prenom.</text:p>
          </table:table-cell>
          <table:table-cell table:style-name="ce38" office:value-type="string" calcext:value-type="string">
            <text:p>L'utilisateur doit valider avec ENTER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Lire une touche directement</text:p>
          </table:table-cell>
          <table:table-cell table:style-name="ce13" office:value-type="string" calcext:value-type="string">
            <text:p>#disponible = ##touche.disponible .</text:p>
          </table:table-cell>
          <table:table-cell table:style-name="ce13" office:value-type="string" calcext:value-type="string">
            <text:p>#touchePressee = ##touche .</text:p>
          </table:table-cell>
          <table:table-cell table:style-name="ce38" office:value-type="string" calcext:value-type="string">
            <text:p>Lecture directe (vide si indisponible)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éagir au clavier (sans validation)</text:p>
          </table:table-cell>
          <table:table-cell table:style-name="ce17" office:value-type="string" calcext:value-type="string">
            <text:p><text:span text:style-name="T1">Attendre la prochaine touche et la stocker dans</text:span> #toucheP.</text:p>
          </table:table-cell>
          <table:table-cell table:style-name="ce27"/>
          <table:table-cell table:style-name="ce38" office:value-type="string" calcext:value-type="string">
            <text:p>Enter, Escape, UpArrow, LeftArrow, …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6">
          <table:table-cell table:style-name="ce1" office:value-type="string" calcext:value-type="string">
            <text:p>Gestion mémoire (RAM)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Description</text:p>
          </table:table-cell>
          <table:table-cell table:style-name="ce12" office:value-type="string" calcext:value-type="string">
            <text:p>Exemple A</text:p>
          </table:table-cell>
          <table:table-cell table:style-name="ce12" office:value-type="string" calcext:value-type="string">
            <text:p>Exemple B</text:p>
          </table:table-cell>
          <table:table-cell table:style-name="ce35" office:value-type="string" calcext:value-type="string">
            <text:p>Exemple C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Créer une zone mémoire</text:p>
          </table:table-cell>
          <table:table-cell table:style-name="ce13" office:value-type="string" calcext:value-type="string">
            <text:p><text:span text:style-name="T1">Allouer une zone mémoire nommée</text:span> #longueur.</text:p>
          </table:table-cell>
          <table:table-cell table:style-name="ce13" office:value-type="string" calcext:value-type="string">
            <text:p><text:span text:style-name="T1">Créer une zone mémoire</text:span> #largeur.</text:p>
          </table:table-cell>
          <table:table-cell table:style-name="ce39" office:value-type="string" calcext:value-type="string">
            <text:p><text:span text:style-name="T1">Allouer</text:span> #age.</text:p>
          </table:table-cell>
          <table:table-cell table:number-columns-repeated="60"/>
        </table:table-row>
        <table:table-row table:style-name="ro7">
          <table:table-cell table:style-name="ce3" office:value-type="string" calcext:value-type="string">
            <text:p>Insérer une valeur dans une zone mémoire</text:p>
          </table:table-cell>
          <table:table-cell table:style-name="ce13" office:value-type="string" calcext:value-type="string">
            <text:p><text:span text:style-name="T1">Insérer la valeur</text:span> 5 <text:span text:style-name="T1">dans la zone mémoire nommée</text:span> #nombreEnfants.</text:p>
          </table:table-cell>
          <table:table-cell table:style-name="ce13" office:value-type="string" calcext:value-type="string">
            <text:p><text:span text:style-name="T1">Copier le texte</text:span> "Vous avez #nombreEnfants." <text:span text:style-name="T1">dans</text:span> #reponse.</text:p>
          </table:table-cell>
          <table:table-cell table:style-name="ce39" office:value-type="string" calcext:value-type="string">
            <text:p>#age <text:span text:style-name="T1">=</text:span> 37.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40"/>
          <table:table-cell table:number-columns-repeated="60"/>
        </table:table-row>
        <table:table-row table:style-name="ro3">
          <table:table-cell/>
          <table:table-cell table:style-name="ce19"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Calcul</text:p>
          </table:table-cell>
          <table:table-cell table:style-name="ce20" table:number-columns-repeated="2"/>
          <table:table-cell table:style-name="ce41"/>
          <table:table-cell table:number-columns-repeated="60"/>
        </table:table-row>
        <table:table-row table:style-name="ro2">
          <table:table-cell table:style-name="ce2" office:value-type="string" calcext:value-type="string">
            <text:p>Opération</text:p>
          </table:table-cell>
          <table:table-cell table:style-name="ce21" office:value-type="string" calcext:value-type="string">
            <text:p>Exemple A</text:p>
          </table:table-cell>
          <table:table-cell table:style-name="ce21" office:value-type="string" calcext:value-type="string">
            <text:p>Exemple B</text:p>
          </table:table-cell>
          <table:table-cell table:style-name="ce42" office:value-type="string" calcext:value-type="string">
            <text:p>Exemple C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Addition</text:p>
          </table:table-cell>
          <table:table-cell table:style-name="ce13" office:value-type="string" calcext:value-type="string">
            <text:p>#resultat = 1 <text:span text:style-name="T1">plus</text:span> 2.</text:p>
          </table:table-cell>
          <table:table-cell table:style-name="ce13" office:value-type="string" calcext:value-type="string">
            <text:p>#resultat = 1 <text:span text:style-name="T1">+</text:span> 2.</text:p>
          </table:table-cell>
          <table:table-cell table:style-name="ce39" office:value-type="string" calcext:value-type="string">
            <text:p>#fruits = #pommes <text:span text:style-name="T1">+</text:span> #poires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Soustraction</text:p>
          </table:table-cell>
          <table:table-cell table:style-name="ce13" office:value-type="string" calcext:value-type="string">
            <text:p>#resultat = 6 <text:span text:style-name="T1">moins</text:span> 4.</text:p>
          </table:table-cell>
          <table:table-cell table:style-name="ce13" office:value-type="string" calcext:value-type="string">
            <text:p>#resultat = 6 <text:span text:style-name="T1">-</text:span> 4.</text:p>
          </table:table-cell>
          <table:table-cell table:style-name="ce39" office:value-type="string" calcext:value-type="string">
            <text:p>#age = 2020 <text:span text:style-name="T1">-</text:span> #anneeNaissance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Multiplication</text:p>
          </table:table-cell>
          <table:table-cell table:style-name="ce13" office:value-type="string" calcext:value-type="string">
            <text:p>#resultat = 5 <text:span text:style-name="T1">fois</text:span> 6.</text:p>
          </table:table-cell>
          <table:table-cell table:style-name="ce13" office:value-type="string" calcext:value-type="string">
            <text:p>#resultat = 5 <text:span text:style-name="T1">*</text:span> 6.</text:p>
          </table:table-cell>
          <table:table-cell table:style-name="ce39" office:value-type="string" calcext:value-type="string">
            <text:p>#rabais = #prix <text:span text:style-name="T1">-</text:span> (#prix * 0.10)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Division</text:p>
          </table:table-cell>
          <table:table-cell table:style-name="ce13" office:value-type="string" calcext:value-type="string">
            <text:p>#resultat = 6 <text:span text:style-name="T1">divisé par</text:span> 2.</text:p>
          </table:table-cell>
          <table:table-cell table:style-name="ce28"/>
          <table:table-cell table:style-name="ce39" office:value-type="string" calcext:value-type="string">
            <text:p>#rabais = #prix <text:span text:style-name="T1">/ </text:span>2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Puissance</text:p>
          </table:table-cell>
          <table:table-cell table:style-name="ce13" office:value-type="string" calcext:value-type="string">
            <text:p>#resultat = 3 <text:span text:style-name="T1">élevé à la puissance</text:span> 2.</text:p>
          </table:table-cell>
          <table:table-cell table:style-name="ce13" office:value-type="string" calcext:value-type="string">
            <text:p>#resultat= 3 <text:span text:style-name="T1">puissance</text:span> 2.</text:p>
          </table:table-cell>
          <table:table-cell table:style-name="ce39" office:value-type="string" calcext:value-type="string">
            <text:p>#resultat = 3<text:span text:style-name="T1">^</text:span>2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Racine carrée</text:p>
          </table:table-cell>
          <table:table-cell table:style-name="ce13" office:value-type="string" calcext:value-type="string">
            <text:p>#resultat = <text:span text:style-name="T1">racine carrée de</text:span> 4.</text:p>
          </table:table-cell>
          <table:table-cell table:style-name="ce13"/>
          <table:table-cell table:style-name="ce39"/>
          <table:table-cell table:number-columns-repeated="60"/>
        </table:table-row>
        <table:table-row table:style-name="ro2">
          <table:table-cell table:style-name="ce3" office:value-type="string" calcext:value-type="string">
            <text:p>Modulo</text:p>
          </table:table-cell>
          <table:table-cell table:style-name="ce17" office:value-type="string" calcext:value-type="string">
            <text:p>#resultat = <text:span text:style-name="T1">le reste de la division entière de</text:span> 5 <text:span text:style-name="T1">par</text:span> 2.</text:p>
          </table:table-cell>
          <table:table-cell table:style-name="ce29" office:value-type="string" calcext:value-type="string">
            <text:p>#resultat = 5 <text:span text:style-name="T1">modulo</text:span> 2.</text:p>
          </table:table-cell>
          <table:table-cell table:style-name="ce43" office:value-type="string" calcext:value-type="string">
            <text:p><text:span text:style-name="T12">#resultat = 5 </text:span><text:span text:style-name="T13">%</text:span><text:span text:style-name="T12"> 2.</text:span></text:p>
          </table:table-cell>
          <table:table-cell table:number-columns-repeated="60"/>
        </table:table-row>
        <table:table-row table:style-name="ro8">
          <table:table-cell table:style-name="ce3" office:value-type="string" calcext:value-type="string">
            <text:p>Nombre aléatoire</text:p>
          </table:table-cell>
          <table:table-cell table:style-name="ce13" office:value-type="string" calcext:value-type="string">
            <text:p><text:span text:style-name="T1">Placer un nombre aléatoire compris entre </text:span><text:span text:style-name="T4">1</text:span><text:span text:style-name="T1"> et </text:span><text:span text:style-name="T4">5</text:span><text:span text:style-name="T1"> dans la zone mémoire nommée</text:span> #random.</text:p>
          </table:table-cell>
          <table:table-cell table:style-name="ce13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 la zone mémoire </text:span><text:span text:style-name="T2">#random.</text:span></text:p>
          </table:table-cell>
          <table:table-cell table:style-name="ce39" office:value-type="string" calcext:value-type="string">
            <text:p><text:span text:style-name="T6">Placer un nombre aléatoire compris entre </text:span><text:span text:style-name="T7">1</text:span><text:span text:style-name="T6"> et </text:span><text:span text:style-name="T7">5</text:span><text:span text:style-name="T6"> dans</text:span><text:span text:style-name="T2"> #random.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4" table:number-columns-repeated="2"/>
          <table:table-cell table:style-name="ce40"/>
          <table:table-cell table:number-columns-repeated="60"/>
        </table:table-row>
        <table:table-row table:style-name="ro9">
          <table:table-cell table:style-name="ce1" office:value-type="string" calcext:value-type="string">
            <text:p>Comparaison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7" office:value-type="string" calcext:value-type="string">
            <text:p>Opération</text:p>
          </table:table-cell>
          <table:table-cell table:style-name="ce16" office:value-type="string" calcext:value-type="string">
            <text:p>Variante 1</text:p>
          </table:table-cell>
          <table:table-cell table:style-name="ce16" office:value-type="string" calcext:value-type="string">
            <text:p>Variante 2</text:p>
          </table:table-cell>
          <table:table-cell table:style-name="ce37" office:value-type="string" calcext:value-type="string">
            <text:p>Variante 3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Égalité</text:p>
          </table:table-cell>
          <table:table-cell table:style-name="ce22" office:value-type="string" calcext:value-type="string">
            <text:p>Si #monAge <text:span text:style-name="T1">vaut</text:span> 37 alors</text:p>
            <text:p>      Afficher "Né en 1983".</text:p>
            <text:p>?</text:p>
          </table:table-cell>
          <table:table-cell table:style-name="ce22" office:value-type="string" calcext:value-type="string">
            <text:p>#a37ans = #age <text:span text:style-name="T1">est égal à</text:span> 37.</text:p>
          </table:table-cell>
          <table:table-cell table:style-name="ce36" office:value-type="string" calcext:value-type="string">
            <text:p>#a37ans = #age <text:span text:style-name="T1">==</text:span> 37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Différence</text:p>
          </table:table-cell>
          <table:table-cell table:style-name="ce22" office:value-type="string" calcext:value-type="string">
            <text:p>Si #laMeteo <text:span text:style-name="T1">est différente de</text:span> "pluie" alors </text:p>
            <text:p>     Afficher "Temps sec".</text:p>
            <text:p>?</text:p>
          </table:table-cell>
          <table:table-cell table:style-name="ce22" office:value-type="string" calcext:value-type="string">
            <text:p>#pluvieux = #meteo <text:span text:style-name="T1">n'est pas égale à</text:span> "pluie".</text:p>
          </table:table-cell>
          <table:table-cell table:style-name="ce36" office:value-type="string" calcext:value-type="string">
            <text:p>#soleil= #meteo <text:span text:style-name="T1">!= </text:span>"pluie"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grand</text:p>
          </table:table-cell>
          <table:table-cell table:style-name="ce22" office:value-type="string" calcext:value-type="string">
            <text:p>Si #monSalaire <text:span text:style-name="T1">est plus grand que</text:span> 50000 alors</text:p>
            <text:p>     Afficher "Situation confortable".</text:p>
            <text:p>?</text:p>
          </table:table-cell>
          <table:table-cell table:style-name="ce22" office:value-type="string" calcext:value-type="string">
            <text:p>#okPourBluefire = #taille <text:span text:style-name="T1">est supérieure à</text:span> 150.</text:p>
          </table:table-cell>
          <table:table-cell table:style-name="ce36" office:value-type="string" calcext:value-type="string">
            <text:p>#estMajeur = #age <text:span text:style-name="T1">&gt;</text:span> 17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petit</text:p>
          </table:table-cell>
          <table:table-cell table:style-name="ce22" office:value-type="string" calcext:value-type="string">
            <text:p>Si #monSalaire <text:span text:style-name="T1">est plus petit que</text:span> 25000 alors</text:p>
            <text:p>     Afficher "Mode survie".</text:p>
            <text:p>?</text:p>
          </table:table-cell>
          <table:table-cell table:style-name="ce22" office:value-type="string" calcext:value-type="string">
            <text:p>#limboFacile = #taille <text:span text:style-name="T1">est inférieure à</text:span> 100.</text:p>
          </table:table-cell>
          <table:table-cell table:style-name="ce36" office:value-type="string" calcext:value-type="string">
            <text:p>#estMineur = #age <text:span text:style-name="T1">&lt;</text:span> 18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grand ou égal</text:p>
          </table:table-cell>
          <table:table-cell table:style-name="ce22" office:value-type="string" calcext:value-type="string">
            <text:p>Si #laVitesse <text:span text:style-name="T1">est plus grande ou égale à</text:span> 125 alors</text:p>
            <text:p>    Afficher "Attention aux radars".</text:p>
            <text:p>?</text:p>
          </table:table-cell>
          <table:table-cell table:style-name="ce22" office:value-type="string" calcext:value-type="string">
            <text:p>#excesDeVitesse = #vitesse <text:span text:style-name="T1">est supérieure ou égale à</text:span> 51.</text:p>
          </table:table-cell>
          <table:table-cell table:style-name="ce36" office:value-type="string" calcext:value-type="string">
            <text:p>#estMajeur = #age <text:span text:style-name="T1">&gt;=</text:span> 18.</text:p>
          </table:table-cell>
          <table:table-cell table:number-columns-repeated="60"/>
        </table:table-row>
        <table:table-row table:style-name="ro10">
          <table:table-cell table:style-name="ce3" office:value-type="string" calcext:value-type="string">
            <text:p>Plus petit ou égal</text:p>
          </table:table-cell>
          <table:table-cell table:style-name="ce22" office:value-type="string" calcext:value-type="string">
            <text:p>Si #laVitesse <text:span text:style-name="T1">est plus petite ou égale à</text:span> 50 alors</text:p>
            <text:p>    Afficher "Zone villageoise".</text:p>
            <text:p>?</text:p>
          </table:table-cell>
          <table:table-cell table:style-name="ce22" office:value-type="string" calcext:value-type="string">
            <text:p>#zone30 = #vitesse <text:span text:style-name="T1">est plus petite ou égale</text:span> à 30.</text:p>
          </table:table-cell>
          <table:table-cell table:style-name="ce36" office:value-type="string" calcext:value-type="string">
            <text:p><text:span text:style-name="T2">#estMineur = #age </text:span><text:span text:style-name="T3">&lt;=</text:span><text:span text:style-name="T2"> 17.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Condition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2">
          <table:table-cell table:style-name="ce2" office:value-type="string" calcext:value-type="string">
            <text:p>Simple</text:p>
          </table:table-cell>
          <table:table-cell table:style-name="ce12" office:value-type="string" calcext:value-type="string">
            <text:p>2 options</text:p>
          </table:table-cell>
          <table:table-cell table:style-name="ce12" office:value-type="string" calcext:value-type="string">
            <text:p>Plusieurs options</text:p>
          </table:table-cell>
          <table:table-cell table:style-name="ce35" office:value-type="string" calcext:value-type="string">
            <text:p>Plusieurs options et autre</text:p>
          </table:table-cell>
          <table:table-cell table:number-columns-repeated="60"/>
        </table:table-row>
        <table:table-row table:style-name="ro11">
          <table:table-cell table:style-name="ce8" office:value-type="string" calcext:value-type="string">
            <text:p><text:span text:style-name="T1">Si</text:span> #vitesse &gt; 120 <text:span text:style-name="T1">alors</text:span></text:p>
            <text:p>   Afficher "Allemagne".</text:p>
            <text:p><text:span text:style-name="T1">?</text:span></text:p>
          </table:table-cell>
          <table:table-cell table:style-name="ce23" office:value-type="string" calcext:value-type="string">
            <text:p><text:span text:style-name="T1">Si</text:span> #vitesse <text:span text:style-name="T1">est plus petite ou égale à</text:span> 80 alors</text:p>
            <text:p>     Afficher "Pas sur l'autoroute".</text:p>
            <text:p><text:span text:style-name="T1">sinon</text:span></text:p>
            <text:p>     Afficher "Sur l'autoroute".</text:p>
            <text:p><text:span text:style-name="T1">?</text:span></text:p>
          </table:table-cell>
          <table:table-cell table:style-name="ce30" office:value-type="string" calcext:value-type="string">
            <text:p><text:span text:style-name="T1">Si</text:span> #age <text:span text:style-name="T1">est plus petit que</text:span> 12 <text:span text:style-name="T1">alors</text:span></text:p>
            <text:p>     #tarif = 0.</text:p>
            <text:p><text:span text:style-name="T1">sinon si</text:span> #age &lt; 18 <text:span text:style-name="T1">alors</text:span></text:p>
            <text:p>     #tarif = 15.</text:p>
            <text:p><text:span text:style-name="T1">sinon</text:span> <text:span text:style-name="T1">si</text:span> #age &gt; 65 <text:span text:style-name="T1">alors</text:span></text:p>
            <text:p>    #tarif = 12.</text:p>
            <text:p><text:span text:style-name="T1">?</text:span></text:p>
            <text:p><text:span text:style-name="T8">Afficher "Prix du billet : #tarif CHF".</text:span></text:p>
          </table:table-cell>
          <table:table-cell table:style-name="ce44" office:value-type="string" calcext:value-type="string">
            <text:p><text:span text:style-name="T6">Si</text:span><text:span text:style-name="T2"> #age &lt; 12 </text:span><text:span text:style-name="T3">alors</text:span></text:p>
            <text:p><text:span text:style-name="T2">     #tarif = 0.</text:span></text:p>
            <text:p><text:span text:style-name="T6">sinon si</text:span><text:span text:style-name="T2"> #age &lt; 18 </text:span><text:span text:style-name="T3">alors</text:span></text:p>
            <text:p><text:span text:style-name="T2">     #tarif = 15.</text:span></text:p>
            <text:p><text:span text:style-name="T6">sinon</text:span><text:span text:style-name="T2"> </text:span><text:span text:style-name="T3">si</text:span><text:span text:style-name="T2"> #age &gt; 65 </text:span><text:span text:style-name="T3">alors</text:span></text:p>
            <text:p><text:span text:style-name="T2">    #tarif = 12.</text:span></text:p>
            <text:p><text:span text:style-name="T6">et sinon</text:span><text:span text:style-name="T2"> </text:span></text:p>
            <text:p><text:span text:style-name="T2">    #tarif = 18. //tarif adulte</text:span></text:p>
            <text:p><text:span text:style-name="T6">?</text:span>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3"/>
          <table:table-cell table:style-name="ce45"/>
          <table:table-cell table:number-columns-repeated="60"/>
        </table:table-row>
        <table:table-row table:style-name="ro1">
          <table:table-cell table:style-name="ce1" office:value-type="string" calcext:value-type="string">
            <text:p>Opérateurs logiques</text:p>
          </table:table-cell>
          <table:table-cell table:style-name="ce24"/>
          <table:table-cell table:style-name="ce31"/>
          <table:table-cell table:style-name="ce46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</table:table-row>
        <table:table-row table:style-name="ro12">
          <table:table-cell table:style-name="ce9" office:value-type="string" calcext:value-type="string">
            <text:p>ET</text:p>
          </table:table-cell>
          <table:table-cell table:style-name="ce25" office:value-type="string" calcext:value-type="string">
            <text:p>OU</text:p>
          </table:table-cell>
          <table:table-cell table:style-name="ce25" office:value-type="string" calcext:value-type="string">
            <text:p>OU exclusif</text:p>
          </table:table-cell>
          <table:table-cell table:style-name="ce47" office:value-type="string" calcext:value-type="string">
            <text:p>Inverseur</text:p>
          </table:table-cell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</table:table-row>
        <table:table-row table:style-name="ro13">
          <table:table-cell table:style-name="ce10" office:value-type="string" calcext:value-type="string">
            <text:p>faux <text:span text:style-name="T1">et</text:span> faux =&gt; faux</text:p>
            <text:p><text:span text:style-name="T2">vrai </text:span><text:span text:style-name="T3">et</text:span><text:span text:style-name="T2"> faux =&gt; faux</text:span></text:p>
            <text:p><text:span text:style-name="T2">faux </text:span><text:span text:style-name="T3">et</text:span><text:span text:style-name="T2"> vrai =&gt; faux</text:span></text:p>
            <text:p><text:span text:style-name="T2">vrai </text:span><text:span text:style-name="T3">et</text:span><text:span text:style-name="T2"> vrai =&gt; vrai</text:span></text:p>
          </table:table-cell>
          <table:table-cell table:style-name="ce26" office:value-type="string" calcext:value-type="string">
            <text:p><text:span text:style-name="T2">faux </text:span><text:span text:style-name="T3">ou</text:span><text:span text:style-name="T2"> faux =&gt; faux</text:span></text:p>
            <text:p><text:span text:style-name="T2">vrai </text:span><text:span text:style-name="T3">ou</text:span><text:span text:style-name="T2"> faux =&gt; vrai</text:span></text:p>
            <text:p><text:span text:style-name="T2">faux </text:span><text:span text:style-name="T3">ou</text:span><text:span text:style-name="T2"> vrai =&gt; vrai</text:span></text:p>
            <text:p><text:span text:style-name="T2">vrai </text:span><text:span text:style-name="T3">ou</text:span><text:span text:style-name="T2"> vrai =&gt; vrai</text:span></text:p>
          </table:table-cell>
          <table:table-cell table:style-name="ce26" office:value-type="string" calcext:value-type="string">
            <text:p><text:span text:style-name="T9">faux </text:span><text:span text:style-name="T10">ou au contraire</text:span><text:span text:style-name="T9"> faux =&gt; faux</text:span></text:p>
            <text:p><text:span text:style-name="T9">vrai </text:span><text:span text:style-name="T10">ou au contraire</text:span><text:span text:style-name="T9"> faux =&gt; vrai</text:span></text:p>
            <text:p><text:span text:style-name="T9">faux </text:span><text:span text:style-name="T10">ou au contraire</text:span><text:span text:style-name="T9"> vrai =&gt; vrai</text:span></text:p>
            <text:p><text:span text:style-name="T9">vrai </text:span><text:span text:style-name="T10">ou au contraire</text:span><text:span text:style-name="T9"> vrai =&gt; faux</text:span></text:p>
          </table:table-cell>
          <table:table-cell table:style-name="ce48" office:value-type="string" calcext:value-type="string">
            <text:p><text:span text:style-name="T2">#vrai = </text:span><text:span text:style-name="T3">l'inverse de</text:span><text:span text:style-name="T2"> faux.</text:span></text:p>
            <text:p><text:span text:style-name="T2">#vrai = </text:span><text:span text:style-name="T3">!</text:span><text:span text:style-name="T2">faux.</text:span></text:p>
            <text:p><text:span text:style-name="T2">#vrai = </text:span><text:span text:style-name="T3">not</text:span><text:span text:style-name="T2"> faux.</text:span></text:p>
          </table:table-cell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  <table:table-cell/>
          <table:table-cell table:style-name="ce49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>
            <text:p>Répétition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14">
          <table:table-cell table:style-name="ce2" office:value-type="string" calcext:value-type="string">
            <text:p>Fixé</text:p>
          </table:table-cell>
          <table:table-cell table:style-name="ce12" office:value-type="string" calcext:value-type="string">
            <text:p>Dynamique sur le nombre de fois (variante 1)</text:p>
          </table:table-cell>
          <table:table-cell table:style-name="ce12" office:value-type="string" calcext:value-type="string">
            <text:p>Dynamique sur le nombre de fois (variante 2)</text:p>
          </table:table-cell>
          <table:table-cell table:style-name="ce35" office:value-type="string" calcext:value-type="string">
            <text:p>Dynamique sur la condition d'arrêt</text:p>
          </table:table-cell>
          <table:table-cell table:number-columns-repeated="60"/>
        </table:table-row>
        <table:table-row table:style-name="ro15">
          <table:table-cell table:style-name="ce8" office:value-type="string" calcext:value-type="string">
            <text:p><text:span text:style-name="T1">Répéter</text:span> 5<text:span text:style-name="T1">x</text:span></text:p>
            <text:p>   #tour = #tour + 1.</text:p>
            <text:p><text:span text:style-name="T1">&gt;&gt; </text:span></text:p>
          </table:table-cell>
          <table:table-cell table:style-name="ce23" office:value-type="string" calcext:value-type="string">
            <text:p><text:span text:style-name="T1">Répéter autant de fois qu'il y a de</text:span> #jours</text:p>
            <text:p>     Afficher "Bonjour".</text:p>
            <text:p><text:span text:style-name="T1">&gt;&gt;</text:span> </text:p>
          </table:table-cell>
          <table:table-cell table:style-name="ce23" office:value-type="string" calcext:value-type="string">
            <text:p><text:span text:style-name="T1">Répéter le nombre de fois correspond à</text:span> #jours</text:p>
            <text:p>     Afficher "Bonjour".</text:p>
            <text:p><text:span text:style-name="T1">&gt;&gt;</text:span> </text:p>
          </table:table-cell>
          <table:table-cell table:style-name="ce44" office:value-type="string" calcext:value-type="string">
            <text:p><text:span text:style-name="T1">Répéter tant que</text:span> #pulsation &lt; 180</text:p>
            <text:p>     Afficher "Plus vite".</text:p>
            <text:p><text:span text:style-name="T1">&gt;&gt;</text:span> 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3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Fonctions spéciales</text:p>
          </table:table-cell>
          <table:table-cell table:style-name="ce11" table:number-columns-repeated="2"/>
          <table:table-cell table:style-name="ce32"/>
          <table:table-cell table:number-columns-repeated="60"/>
        </table:table-row>
        <table:table-row table:style-name="ro8">
          <table:table-cell table:style-name="ce3" office:value-type="string" calcext:value-type="string">
            <text:p>Découper une chaîne de caractères</text:p>
          </table:table-cell>
          <table:table-cell table:style-name="ce22" office:value-type="string" calcext:value-type="string">
            <text:p>Découper "a,b,c" sur ",".</text:p>
            <text:p>Afficher "##decoupage.1". // a</text:p>
          </table:table-cell>
          <table:table-cell table:style-name="ce22" office:value-type="string" calcext:value-type="string">
            <text:p>Découper "12.05.2987" sur ".".</text:p>
            <text:p><text:span text:style-name="T11">Afficher "##decoupage.1". // 12</text:span></text:p>
          </table:table-cell>
          <table:table-cell table:style-name="ce36" office:value-type="string" calcext:value-type="string">
            <text:p>Découper "anabelle" sur "b".</text:p>
            <text:p>Afficher "##decoupage.2". // elle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Obtenir la date courante</text:p>
          </table:table-cell>
          <table:table-cell table:style-name="ce22" office:value-type="string" calcext:value-type="string">
            <text:p>Afficher "##date.jour" .</text:p>
          </table:table-cell>
          <table:table-cell table:style-name="ce22" office:value-type="string" calcext:value-type="string">
            <text:p>#annee = "##date.annee" .</text:p>
          </table:table-cell>
          <table:table-cell table:style-name="ce36" office:value-type="string" calcext:value-type="string">
            <text:p>#heure= "##date.heure:##date.minute".</text:p>
          </table:table-cell>
          <table:table-cell table:number-columns-repeated="60"/>
        </table:table-row>
        <table:table-row table:style-name="ro2">
          <table:table-cell table:style-name="ce3" office:value-type="string" calcext:value-type="string">
            <text:p>Faire une pause</text:p>
          </table:table-cell>
          <table:table-cell table:style-name="ce22" office:value-type="string" calcext:value-type="string">
            <text:p>Attendre 500 ms.</text:p>
          </table:table-cell>
          <table:table-cell table:style-name="ce22" office:value-type="string" calcext:value-type="string">
            <text:p>Attendre #pause ms.</text:p>
          </table:table-cell>
          <table:table-cell table:style-name="ce36" office:value-type="string" calcext:value-type="string">
            <text:p>Attendre #seconde * 1000 ms. // 5s</text:p>
          </table:table-cell>
          <table:table-cell table:number-columns-repeated="60"/>
        </table:table-row>
        <table:table-row table:style-name="ro3">
          <table:table-cell table:style-name="ce4"/>
          <table:table-cell table:style-name="ce18" table:number-columns-repeated="2"/>
          <table:table-cell table:style-name="ce34"/>
          <table:table-cell table:number-columns-repeated="60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.SF NS Text" svg:font-family="'.SF NS Text'" style:font-family-generic="swiss"/>
    <style:font-face style:name="Courier New1" svg:font-family="'Courier New'" style:font-pitch="variable"/>
    <style:font-face style:name="Courier New" svg:font-family="'Courier New'" style:font-adornments="Regular" style:font-pitch="variable"/>
    <style:font-face style:name="Liberation Sans Narrow1" svg:font-family="'Liberation Sans Narrow'" style:font-adornments="Italic" style:font-pitch="variable"/>
    <style:font-face style:name="Liberation Sans Narrow" svg:font-family="'Liberation Sans Narrow'" style:font-adornments="Regular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de" style:family="table-cell" style:parent-style-name="Default">
      <style:table-cell-properties style:vertical-align="top" loext:vertical-justify="auto"/>
      <style:paragraph-properties css3t:text-justify="auto"/>
      <style:text-properties style:font-name="Courier New" fo:font-family="'Courier New'" style:font-style-name="Regular" style:font-pitch="variable" fo:font-size="8pt"/>
    </style:style>
    <style:style style:name="Rubrique" style:family="table-cell" style:parent-style-name="Default">
      <style:text-properties style:font-name="Liberation Sans Narrow" fo:font-family="'Liberation Sans Narrow'" style:font-style-name="Regular" style:font-pitch="variable" fo:font-size="9pt" fo:text-shadow="1pt 1pt"/>
    </style:style>
    <style:style style:name="EnteteDeLigne" style:family="table-cell" style:parent-style-name="Default">
      <style:text-properties style:font-name="Liberation Sans Narrow" fo:font-family="'Liberation Sans Narrow'" style:font-style-name="Regular" style:font-pitch="variable" fo:font-size="8pt"/>
    </style:style>
    <style:style style:name="EnteteDeColonne" style:family="table-cell" style:parent-style-name="Default">
      <style:text-properties style:font-name="Liberation Sans Narrow1" fo:font-family="'Liberation Sans Narrow'" style:font-style-name="Italic" style:font-pitch="variable" fo:font-size="8pt" fo:font-style="italic"/>
    </style:style>
    <style:style style:name="Bloc1-Haut" style:family="table-cell" style:parent-style-name="Rubrique">
      <style:table-cell-properties fo:background-color="#99ccff" style:vertical-align="top" loext:vertical-justify="auto"/>
      <style:paragraph-properties css3t:text-justify="auto"/>
      <style:text-properties fo:font-size="9pt"/>
    </style:style>
  </office:styles>
  <office:automatic-styles>
    <style:page-layout style:name="Mpm1">
      <style:page-layout-properties fo:page-width="297mm" fo:page-height="210.01mm" style:num-format="1" style:print-orientation="landscape" fo:margin-top="6.51mm" fo:margin-bottom="6.51mm" fo:margin-left="14.5mm" fo:margin-right="15.5mm" style:scale-to="95%" style:table-centering="both" style:writing-mode="lr-tb"/>
      <style:header-style>
        <style:header-footer-properties fo:min-height="7.5mm" fo:margin-left="0mm" fo:margin-right="0mm" fo:margin-bottom="2.5mm" style:shadow="none" fo:background-color="#00b8ff">
          <style:background-image/>
        </style:header-footer-properties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Liberation Sans Narrow" fo:font-size="8pt"/>
    </style:style>
  </office:automatic-styles>
  <office:master-styles>
    <style:master-page style:name="Default" style:page-layout-name="Mpm1">
      <style:header>
        <style:region-left>
          <text:p><text:span text:style-name="MT1"><text:date style:data-style-name="N2" text:date-value="2020-10-11">00.00.0000</text:date></text:span></text:p>
        </style:region-left>
        <style:region-center>
          <text:p><text:span text:style-name="MT1">Cosmos Cheat Sheet V1.4</text:span></text:p>
        </style:region-center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00.00.0000</text:date>, <text:time style:data-style-name="N2" text:time-value="17:51:20.771550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09:08:08.728852666</meta:creation-date>
    <meta:generator>LibreOffice/5.2.5.1$MacOSX_X86_64 LibreOffice_project/0312e1a284a7d50ca85a365c316c7abbf20a4d22</meta:generator>
    <dc:date>2020-10-11T17:57:05.585808544</dc:date>
    <meta:editing-duration>PT6H34M49S</meta:editing-duration>
    <meta:editing-cycles>77</meta:editing-cycles>
    <meta:print-date>2020-08-27T14:48:59.815465145</meta:print-date>
    <meta:document-statistic meta:table-count="1" meta:cell-count="179" meta:object-count="0"/>
  </office:meta>
</office:document-meta>
</file>